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padding="0in" fo:border="none"/>
    </style:style>
    <style:style style:name="P2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3" style:family="paragraph" style:parent-style-name="List_20_Paragraph" style:list-style-name="WWNum1">
      <style:paragraph-properties fo:text-align="justify" style:justify-single-word="false"/>
    </style:style>
    <style:style style:name="P4" style:family="paragraph" style:parent-style-name="Preformatted_20_Text">
      <style:paragraph-properties fo:margin-top="0in" fo:margin-bottom="0.1965in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in" fo:margin-right="0in" fo:text-indent="0in" style:auto-text-indent="false" fo:padding="0in" fo:border="none"/>
    </style:style>
    <style:style style:name="P9" style:family="paragraph" style:parent-style-name="Standard">
      <style:paragraph-properties fo:padding="0in" fo:border="none"/>
    </style:style>
    <style:style style:name="P10" style:family="paragraph" style:parent-style-name="Standard">
      <style:paragraph-properties fo:margin-top="0in" fo:margin-bottom="0.1965in" fo:padding="0in" fo:border="none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S691 Mobile Innovations</text:p>
      <text:p text:style-name="P5">Enrique Paz</text:p>
      <text:p text:style-name="P5"/>
      <text:p text:style-name="P5">PART III</text:p>
      <text:p text:style-name="P5"/>
      <text:p text:style-name="P5">What is GitHub? </text:p>
      <text:p text:style-name="P6">Github is a web based repository hosting service.</text:p>
      <text:p text:style-name="P6"/>
      <text:p text:style-name="P5">When was it created? </text:p>
      <text:p text:style-name="P6">Github was launch April 2008</text:p>
      <text:p text:style-name="P6"/>
      <text:p text:style-name="P5">Why?</text:p>
      <text:p text:style-name="P6">To allow the hosting of code and user collaboration in code projects</text:p>
      <text:p text:style-name="P6"/>
      <text:p text:style-name="P5">By who? </text:p>
      <text:p text:style-name="P6">Tom Preston-Werner, Chris Wanstrath and PJ Hyett</text:p>
      <text:p text:style-name="P6"/>
      <text:p text:style-name="P5">What similar platforms exist? </text:p>
      <text:p text:style-name="P6">Bitbucket, CodePlex, Launchpad</text:p>
      <text:p text:style-name="P6"/>
      <text:p text:style-name="P5">Why would you use such a platform?</text:p>
      <text:p text:style-name="P6">For the collaboration of a code project and version control of your code project.</text:p>
      <text:p text:style-name="P6"/>
      <text:p text:style-name="P5">PART IV</text:p>
      <text:p text:style-name="P6"/>
      <text:p text:style-name="P6"/>
      <text:p text:style-name="P6">Press enter to submit commands</text:p>
      <text:p text:style-name="P6"/>
      <text:p text:style-name="P6">&gt; git init</text:p>
      <text:p text:style-name="P6"/>
      <text:p text:style-name="P6">$</text:p>
      <text:p text:style-name="P6"/>
      <text:p text:style-name="P6"/>
      <text:section text:style-name="Sect1" text:name="challenge">
        <text:section text:style-name="Sect1" text:name="editor-group">
          <text:p text:style-name="Standard"/>
          <text:section text:style-name="Sect1" text:name="editor1">
            <text:p text:style-name="P8">Initialized empty Git repository in /.git/</text:p>
            <text:p text:style-name="P9"><text:line-break/>Success!</text:p>
            <text:p text:style-name="P10"/>
            <text:p text:style-name="P4">$ git status</text:p>
            <text:p text:style-name="P4"><text:line-break/># On branch master<text:line-break/>#<text:line-break/># Initial commit<text:line-break/>#<text:line-break/>nothing to commit (create/copy files and use "git add" to track)</text:p>
            <text:p text:style-name="P1"><text:line-break/>Success!</text:p>
            <text:p text:style-name="P1"><text:soft-page-break/>$ git add octocat.txt</text:p>
            <text:p text:style-name="P1"/>
            <text:p text:style-name="P1">$ git commit -m "Add cute octocat story"</text:p>
            <text:p text:style-name="P1"/>
            <text:p text:style-name="P1">$ git add '*.txt'</text:p>
            <text:p text:style-name="P1"/>
            <text:p text:style-name="P1">$ git commit -m 'Add all the octocat txt files'</text:p>
            <text:p text:style-name="P1"/>
            <text:p text:style-name="P1">$ git log</text:p>
            <text:p text:style-name="P1"/>
            <text:p text:style-name="P1">$ git remote add origin <text:a xlink:type="simple" xlink:href="https://github.com/try-git/try_git.git" text:style-name="Internet_20_link" text:visited-style-name="Visited_20_Internet_20_Link">https://github.com/try-git/try_git.git</text:a></text:p>
            <text:p text:style-name="P1"/>
            <text:p text:style-name="P1">$ git push -u origin master</text:p>
            <text:p text:style-name="P1"/>
            <text:p text:style-name="P1">$ git pull origin master</text:p>
            <text:p text:style-name="P1"/>
            <text:p text:style-name="P1">$ git diff HEAD</text:p>
            <text:p text:style-name="P1"/>
            <text:p text:style-name="P1">$ git add octofamily/octodog.txt</text:p>
            <text:p text:style-name="P1"/>
            <text:p text:style-name="P1">$ git diff –staged</text:p>
            <text:p text:style-name="P1"/>
            <text:p text:style-name="P1">$ git reset octofamily/octodog.txt</text:p>
            <text:p text:style-name="P1"/>
            <text:p text:style-name="P1">$ git checkout – octocat.txt</text:p>
            <text:p text:style-name="P1"/>
            <text:p text:style-name="P1">$ git branch clean_up</text:p>
            <text:p text:style-name="P1"/>
            <text:p text:style-name="P1">$ git checkout clean_up</text:p>
            <text:p text:style-name="P1"/>
            <text:p text:style-name="P1">$ git rm '*txt'</text:p>
            <text:p text:style-name="P1"/>
            <text:p text:style-name="P1">$ git commit -m "Remove all the cats"</text:p>
            <text:p text:style-name="P1"><text:bookmark text:name="editor-group"/></text:p>
            <text:section text:style-name="Sect1" text:name="Section1">
              <text:section text:style-name="Sect1" text:name="Section2">
                <text:section text:style-name="Sect1" text:name="Section3">
                  <text:p text:style-name="P8"><text:bookmark text:name="editor1"/>Switched to branch 'master'</text:p>
                  <text:p text:style-name="P8"/>
                  <text:p text:style-name="P8">$ git merge clean_up</text:p>
                  <text:p text:style-name="P8"/>
                  <text:p text:style-name="P8">$ git branch -d clean_up</text:p>
                  <text:p text:style-name="P8"/>
                  <text:p text:style-name="P8">$ git push</text:p>
                  <text:p text:style-name="P8"/>
                  <text:p text:style-name="P7"><text:span text:style-name="T1">Define the following terms in the context of Git (2 lines maximum):</text:span></text:p>
                  <text:list xml:id="list2344878228005315810" text:style-name="WWNum1">
                    <text:list-item>
                      <text:p text:style-name="P3"><text:span text:style-name="T1">Repository – a hidden directory where git works</text:span></text:p>
                    </text:list-item>
                    <text:list-item>
                      <text:p text:style-name="P3"><text:span text:style-name="T1">Commit – is a snapshot of the repository</text:span></text:p>
                    </text:list-item>
                    <text:list-item>
                      <text:p text:style-name="P3"><text:span text:style-name="T1">Push – command to place additions/changes to your repository</text:span></text:p>
                    </text:list-item>
                    <text:list-item>
                      <text:p text:style-name="P3"><text:span text:style-name="T1">Branch – Copy of the code to allow for separate commits</text:span></text:p>
                    </text:list-item>
                    <text:list-item>
                      <text:p text:style-name="P3"><text:span text:style-name="T1">Fork – A copy of a repository</text:span></text:p>
                    </text:list-item>
                    <text:list-item>
                      <text:p text:style-name="P3"><text:soft-page-break/><text:span text:style-name="T1">Merge – Consolidation of branches into the master branch</text:span></text:p>
                    </text:list-item>
                    <text:list-item>
                      <text:p text:style-name="P3"><text:span text:style-name="T1">Clone - </text:span>Clones a repository into a newly created directory</text:p>
                    </text:list-item>
                    <text:list-item>
                      <text:p text:style-name="P3"><text:span text:style-name="T1">Pull – </text:span>Incorporates changes from a remote repository into the current branch</text:p>
                    </text:list-item>
                    <text:list-item>
                      <text:p text:style-name="P3"><text:span text:style-name="T1">Pull request - </text:span>A pull request allows the project leader to look through your changes and make comments before deciding to merge in the change. </text:p>
                    </text:list-item>
                  </text:list>
                  <text:p text:style-name="P2"><text:span text:style-name="T1"/></text:p>
                </text:section>
              </text:section>
            </text:section>
            <text:p text:style-name="P1"/>
          </text:section>
        </text:section>
      </text:section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27T13:33:56.15</meta:creation-date>
    <meta:generator>OpenOffice/4.1.1$Win32 OpenOffice.org_project/411m6$Build-9775</meta:generator>
    <dc:date>2015-09-27T15:18:00.65</dc:date>
    <meta:editing-duration>PT1H42M40S</meta:editing-duration>
    <meta:editing-cycles>20</meta:editing-cycles>
    <meta:document-statistic meta:table-count="0" meta:image-count="0" meta:object-count="0" meta:page-count="3" meta:paragraph-count="55" meta:word-count="342" meta:character-count="1876"/>
  </office:meta>
</office:document-meta>
</file>